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3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31cm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6.969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8cm" svg:y1="6.842cm" svg:x2="6.08cm" svg:y2="7.858cm">
          <text:p/>
        </draw:line>
        <draw:line draw:style-name="gr2" draw:text-style-name="P2" draw:layer="layout" svg:x1="7.35cm" svg:y1="6.842cm" svg:x2="7.35cm" svg:y2="7.858cm">
          <text:p/>
        </draw:line>
        <draw:line draw:style-name="gr2" draw:text-style-name="P2" draw:layer="layout" svg:x1="8.62cm" svg:y1="6.842cm" svg:x2="8.62cm" svg:y2="7.858cm">
          <text:p/>
        </draw:line>
        <draw:line draw:style-name="gr2" draw:text-style-name="P2" draw:layer="layout" svg:x1="9.89cm" svg:y1="6.842cm" svg:x2="9.89cm" svg:y2="7.858cm">
          <text:p/>
        </draw:line>
        <draw:line draw:style-name="gr2" draw:text-style-name="P2" draw:layer="layout" svg:x1="5.318cm" svg:y1="6.08cm" svg:x2="4.302cm" svg:y2="6.08cm">
          <text:p/>
        </draw:line>
        <draw:line draw:style-name="gr2" draw:text-style-name="P2" draw:layer="layout" svg:x1="5.318cm" svg:y1="4.81cm" svg:x2="4.302cm" svg:y2="4.81cm">
          <text:p/>
        </draw:line>
        <draw:line draw:style-name="gr3" draw:text-style-name="P2" draw:layer="layout" svg:x1="4.81cm" svg:y1="7.35cm" svg:x2="4.81cm" svg:y2="3.54cm">
          <text:p/>
        </draw:line>
        <draw:line draw:style-name="gr3" draw:text-style-name="P2" draw:layer="layout" svg:x1="4.81cm" svg:y1="7.35cm" svg:x2="11.16cm" svg:y2="7.35cm">
          <text:p/>
        </draw:line>
        <draw:frame draw:style-name="gr4" draw:text-style-name="P3" draw:layer="layout" svg:width="3.203cm" svg:height="0.569cm" svg:x="11.009cm" svg:y="7.035cm">
          <draw:text-box>
            <text:p><text:span text:style-name="T1">Pr</text:span><text:span text:style-name="T1">ogr</text:span><text:span text:style-name="T1">am</text:span><text:span text:style-name="T1">mi</text:span><text:span text:style-name="T1">era</text:span><text:span text:style-name="T1">uf</text:span><text:span text:style-name="T1">wa</text:span><text:span text:style-name="T1">nd</text:span></text:p>
          </draw:text-box>
        </draw:frame>
        <draw:frame draw:style-name="gr5" draw:text-style-name="P3" draw:layer="layout" svg:width="2.542cm" svg:height="0.569cm" svg:x="3.54cm" svg:y="3.098cm">
          <draw:text-box>
            <text:p><text:span text:style-name="T1">Re</text:span><text:span text:style-name="T1">ch</text:span><text:span text:style-name="T1">en</text:span><text:span text:style-name="T1">auf</text:span><text:span text:style-name="T1">wa</text:span><text:span text:style-name="T1">nd</text:span></text:p>
          </draw:text-box>
        </draw:frame>
        <draw:frame draw:style-name="gr6" draw:text-style-name="P3" draw:layer="layout" svg:width="2.415cm" svg:height="0.569cm" svg:x="2.649cm" svg:y="6.461cm">
          <draw:text-box>
            <text:p><text:span text:style-name="T1">Pol</text:span><text:span text:style-name="T1">yn</text:span><text:span text:style-name="T1">om</text:span><text:span text:style-name="T1">ialz</text:span><text:span text:style-name="T1">eit </text:span></text:p>
          </draw:text-box>
        </draw:frame>
        <draw:frame draw:style-name="gr7" draw:text-style-name="P3" draw:layer="layout" svg:width="2.509cm" svg:height="0.569cm" svg:x="2.555cm" svg:y="5.191cm">
          <draw:text-box>
            <text:p><text:span text:style-name="T1">Ex</text:span><text:span text:style-name="T1">po</text:span><text:span text:style-name="T1">ne</text:span><text:span text:style-name="T1">nti</text:span><text:span text:style-name="T1">alz</text:span><text:span text:style-name="T1">eit </text:span></text:p>
          </draw:text-box>
        </draw:frame>
        <draw:frame draw:style-name="gr8" draw:text-style-name="P3" draw:layer="layout" svg:width="1.179cm" svg:height="0.569cm" svg:x="4.901cm" svg:y="7.858cm">
          <draw:text-box>
            <text:p><text:span text:style-name="T1">Lo</text:span><text:span text:style-name="T1">kal</text:span></text:p>
          </draw:text-box>
        </draw:frame>
        <draw:frame draw:style-name="gr9" draw:text-style-name="P3" draw:layer="layout" svg:width="1.319cm" svg:height="0.569cm" svg:x="6.031cm" svg:y="7.858cm">
          <draw:text-box>
            <text:p><text:span text:style-name="T1">Gl</text:span><text:span text:style-name="T1">ob</text:span><text:span text:style-name="T1">al</text:span></text:p>
          </draw:text-box>
        </draw:frame>
        <draw:frame draw:style-name="gr10" draw:text-style-name="P3" draw:layer="layout" svg:width="1.869cm" svg:height="0.801cm" svg:x="7.043cm" svg:y="7.86cm">
          <draw:text-box>
            <text:p><text:span text:style-name="T2">Pro</text:span><text:span text:style-name="T2">zed</text:span><text:span text:style-name="T2">ur-</text:span></text:p>
            <text:p><text:span text:style-name="T2">übe</text:span><text:span text:style-name="T2">rgre</text:span><text:span text:style-name="T2">ifen</text:span><text:span text:style-name="T2">d</text:span></text:p>
          </draw:text-box>
        </draw:frame>
        <draw:frame draw:style-name="gr10" draw:text-style-name="P3" draw:layer="layout" svg:width="1.869cm" svg:height="0.801cm" svg:x="8.529cm" svg:y="7.858cm">
          <draw:text-box>
            <text:p><text:span text:style-name="T2">Pro</text:span><text:span text:style-name="T2">zes</text:span><text:span text:style-name="T2">s-</text:span></text:p>
            <text:p><text:span text:style-name="T2">übe</text:span><text:span text:style-name="T2">rgre</text:span><text:span text:style-name="T2">ifen</text:span><text:span text:style-name="T2">d</text:span></text:p>
          </draw:text-box>
        </draw:frame>
        <draw:frame draw:style-name="gr11" draw:text-style-name="P3" draw:layer="layout" svg:width="1.26cm" svg:height="0.801cm" svg:x="4.937cm" svg:y="6.295cm">
          <draw:text-box>
            <text:p><text:span text:style-name="T2">geri</text:span><text:span text:style-name="T2">ng-</text:span></text:p>
            <text:p><text:span text:style-name="T2">fügi</text:span><text:span text:style-name="T2">g</text:span></text:p>
          </draw:text-box>
        </draw:frame>
        <draw:frame draw:style-name="gr12" draw:text-style-name="P4" draw:layer="layout" svg:width="1.696cm" svg:height="0.526cm" svg:x="8.448cm" svg:y="5.191cm">
          <draw:text-box>
            <text:p><text:span text:style-name="T2">umf</text:span><text:span text:style-name="T2">ass</text:span><text:span text:style-name="T2">end</text:span></text:p>
          </draw:text-box>
        </draw:frame>
        <draw:frame draw:style-name="gr13" draw:text-style-name="P4" draw:layer="layout" svg:width="1.455cm" svg:height="0.526cm" svg:x="6.053cm" svg:y="6.443cm">
          <draw:text-box>
            <text:p><text:span text:style-name="T2">sch</text:span><text:span text:style-name="T2">wac</text:span><text:span text:style-name="T2">h</text:span></text:p>
          </draw:text-box>
        </draw:frame>
        <draw:frame draw:style-name="gr13" draw:text-style-name="P4" draw:layer="layout" svg:width="1.455cm" svg:height="0.526cm" svg:x="4.752cm" svg:y="5.191cm">
          <draw:text-box>
            <text:p><text:span text:style-name="T2">sch</text:span><text:span text:style-name="T2">wac</text:span><text:span text:style-name="T2">h</text:span></text:p>
          </draw:text-box>
        </draw:frame>
        <draw:frame draw:style-name="gr12" draw:text-style-name="P4" draw:layer="layout" svg:width="1.696cm" svg:height="0.526cm" svg:x="7.096cm" svg:y="5.191cm">
          <draw:text-box>
            <text:p><text:span text:style-name="T2">umf</text:span><text:span text:style-name="T2">ass</text:span><text:span text:style-name="T2">end</text:span></text:p>
          </draw:text-box>
        </draw:frame>
        <draw:frame draw:style-name="gr12" draw:text-style-name="P4" draw:layer="layout" svg:width="1.696cm" svg:height="0.526cm" svg:x="8.448cm" svg:y="6.443cm">
          <draw:text-box>
            <text:p><text:span text:style-name="T2">umf</text:span><text:span text:style-name="T2">ass</text:span><text:span text:style-name="T2">end</text:span></text:p>
          </draw:text-box>
        </draw:frame>
        <draw:frame draw:style-name="gr14" draw:text-style-name="P4" draw:layer="layout" svg:width="1.031cm" svg:height="0.526cm" svg:x="6.192cm" svg:y="5.191cm">
          <draw:text-box>
            <text:p><text:span text:style-name="T2">star</text:span><text:span text:style-name="T2">k</text:span></text:p>
          </draw:text-box>
        </draw:frame>
        <draw:frame draw:style-name="gr14" draw:text-style-name="P4" draw:layer="layout" svg:width="1.031cm" svg:height="0.526cm" svg:x="7.462cm" svg:y="6.443cm">
          <draw:text-box>
            <text:p><text:span text:style-name="T2">star</text:span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Fore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7T11:43:29.933518428</meta:creation-date>
    <dc:date>2021-04-22T19:05:01.783176382</dc:date>
    <meta:editing-duration>PT1H51M41S</meta:editing-duration>
    <meta:editing-cycles>6</meta:editing-cycles>
    <meta:generator>LibreOffice/6.0.7.3$Linux_X86_64 LibreOffice_project/00m0$Build-3</meta:generator>
    <meta:document-statistic meta:object-count="25"/>
  </office:meta>
</office:document-meta>
</file>